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3732" officeooo:paragraph-rsid="00163732" style:font-weight-asian="bold" style:font-weight-complex="bold"/>
    </style:style>
    <style:style style:name="P2" style:family="paragraph" style:parent-style-name="Standard">
      <style:text-properties fo:font-weight="normal" officeooo:rsid="00163732" officeooo:paragraph-rsid="00163732" style:font-weight-asian="normal" style:font-weight-complex="normal"/>
    </style:style>
    <style:style style:name="P3" style:family="paragraph" style:parent-style-name="Standard">
      <style:text-properties fo:font-weight="normal" officeooo:rsid="00172286" officeooo:paragraph-rsid="00172286" style:font-weight-asian="normal" style:font-weight-complex="normal"/>
    </style:style>
    <style:style style:name="P4" style:family="paragraph" style:parent-style-name="Standard">
      <style:text-properties fo:font-weight="normal" officeooo:rsid="00172286" officeooo:paragraph-rsid="00163732" style:font-weight-asian="normal" style:font-weight-complex="normal"/>
    </style:style>
    <style:style style:name="P5" style:family="paragraph" style:parent-style-name="Standard">
      <style:text-properties fo:font-weight="normal" officeooo:rsid="001960b4" officeooo:paragraph-rsid="001960b4" style:font-weight-asian="normal" style:font-weight-complex="normal"/>
    </style:style>
    <style:style style:name="P6" style:family="paragraph" style:parent-style-name="Standard">
      <style:text-properties fo:font-weight="bold" officeooo:rsid="001891a6" officeooo:paragraph-rsid="001891a6" style:font-weight-asian="bold" style:font-weight-complex="bold"/>
    </style:style>
    <style:style style:name="P7" style:family="paragraph" style:parent-style-name="Standard">
      <style:text-properties fo:font-weight="normal" officeooo:rsid="001891a6" officeooo:paragraph-rsid="001891a6" style:font-weight-asian="normal" style:font-weight-complex="normal"/>
    </style:style>
    <style:style style:name="T1" style:family="text">
      <style:text-properties officeooo:rsid="00172286"/>
    </style:style>
    <style:style style:name="T2" style:family="text">
      <style:text-properties officeooo:rsid="00196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tellite Damage Ideas:</text:p>
      <text:p text:style-name="P2">- Space debris</text:p>
      <text:p text:style-name="P2">- Small rocks</text:p>
      <text:p text:style-name="P2">- Solar Radiation</text:p>
      <text:p text:style-name="P2">- Solar Flare (rare)</text:p>
      <text:p text:style-name="P2">- Aliens (ultra rare)</text:p>
      <text:p text:style-name="P2">- Regular use damage (i.e. toilet flush handle breaks)</text:p>
      <text:p text:style-name="P2">- Player crashes into section? (i.e. <text:s/>wire unplugs, plant unrooted)</text:p>
      <text:p text:style-name="P2">- Trajectory misalignment</text:p>
      <text:p text:style-name="P2">- Electro-static discharge</text:p>
      <text:p text:style-name="P2">- Oxygen issue</text:p>
      <text:p text:style-name="P2">- Antenna damage (punishment for not avoiding debris)</text:p>
      <text:p text:style-name="P2">- Loose screws, missing panels</text:p>
      <text:p text:style-name="P2"/>
      <text:p text:style-name="P1">Satellite Roles:</text:p>
      <text:p text:style-name="P2">- Reconnect wires</text:p>
      <text:p text:style-name="P2">- Tighten screws</text:p>
      <text:p text:style-name="P2">- <text:span text:style-name="T1">Clean solar panels</text:span></text:p>
      <text:p text:style-name="P3">* Manual restart</text:p>
      <text:p text:style-name="P4">* Grab floating panels?</text:p>
      <text:p text:style-name="P3">* Fight aliens</text:p>
      <text:p text:style-name="P2"/>
      <text:p text:style-name="P1">Ground Control Roles:</text:p>
      <text:p text:style-name="P2">- <text:span text:style-name="T1">Reorient satellite</text:span></text:p>
      <text:p text:style-name="P2">- <text:span text:style-name="T1">Pull up manual for electronics repair</text:span></text:p>
      <text:p text:style-name="P2">- <text:span text:style-name="T1">Repair communications</text:span></text:p>
      <text:p text:style-name="P2">- <text:span text:style-name="T1">Push updates to satellite (auto update after two ignores)</text:span></text:p>
      <text:p text:style-name="P5">* Send supplies to satellite?</text:p>
      <text:p text:style-name="P3">* Remote restart?</text:p>
      <text:p text:style-name="P3">* Indicate alien location</text:p>
      <text:p text:style-name="P3"/>
      <text:p text:style-name="P6">Miscellaneous:</text:p>
      <text:p text:style-name="P7">- Ground control headphone tie to transmission</text:p>
      <text:p text:style-name="P7">- <text:span text:style-name="T2">Point ground signal to satellite and reflect satellite to destin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3:13:32.155330900</meta:creation-date>
    <meta:generator>LibreOffice/25.8.3.2$Windows_X86_64 LibreOffice_project/8ca8d55c161d602844f5428fa4b58097424e324e</meta:generator>
    <dc:date>2026-01-06T19:17:53.743731300</dc:date>
    <meta:editing-duration>PT22M51S</meta:editing-duration>
    <meta:editing-cycles>4</meta:editing-cycles>
    <meta:document-statistic meta:table-count="0" meta:image-count="0" meta:object-count="0" meta:page-count="1" meta:paragraph-count="31" meta:word-count="140" meta:character-count="863" meta:non-whitespace-character-count="753"/>
  </office:meta>
</office:document-meta>
</file>